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bcaed5"/>
    </style:style>
    <style:style style:name="ce5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bcc"/>
      <style:text-properties fo:font-weight="normal" style:font-weight-asian="normal" style:font-weight-complex="normal"/>
    </style:style>
    <style:style style:name="gr1" style:family="graphic">
      <style:graphic-properties draw:stroke="none" svg:stroke-color="#000000" draw:fill="none" draw:fill-color="#ffffff" fo:min-height="22.84mm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0.32mm" svg:height="22.84mm" svg:x="116.47mm" svg:y="3.99mm">
            <draw:text-box>
              <text:p>Из основного положения тигр следует, что при использщовании смешанных стратегий оптимальное решение всегда существует и цена игры \gamma находится между верхним и нижним значениями игры</text:p>
            </draw:text-box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formula="of:=MIN([.A1:.D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formula="of:=MIN([.A2:.D2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formula="of:=MIN([.A3:.D3])" office:value-type="float" office:value="3" calcext:value-type="float">
            <text:p>3</text:p>
          </table:table-cell>
        </table:table-row>
        <table:table-row table:style-name="ro1">
          <table:table-cell table:formula="of:=MAX([.A1:.A3])" office:value-type="float" office:value="8" calcext:value-type="float">
            <text:p>8</text:p>
          </table:table-cell>
          <table:table-cell table:formula="of:=MAX([.B1:.B3])" office:value-type="float" office:value="9" calcext:value-type="float">
            <text:p>9</text:p>
          </table:table-cell>
          <table:table-cell table:formula="of:=MAX([.C1:.C3])" office:value-type="float" office:value="4" calcext:value-type="float">
            <text:p>4</text:p>
          </table:table-cell>
          <table:table-cell table:formula="of:=MAX([.D1:.D3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maxmin</text:p>
          </table:table-cell>
          <table:table-cell table:formula="of:=MAX([.E1:.E3])" office:value-type="float" office:value="4" calcext:value-type="float">
            <text:p>4</text:p>
          </table:table-cell>
          <table:table-cell office:value-type="string" calcext:value-type="string">
            <text:p>Нижняя цена игры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inmax</text:p>
          </table:table-cell>
          <table:table-cell table:formula="of:=MIN([.A4:.D4])" office:value-type="float" office:value="4" calcext:value-type="float">
            <text:p>4</text:p>
          </table:table-cell>
          <table:table-cell office:value-type="string" calcext:value-type="string">
            <text:p>Верхняя цена игры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Переменны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/>
        </table:table-row>
        <table:table-row table:style-name="ro1">
          <table:table-cell table:number-columns-repeated="4"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Функция цели</text:p>
          </table:table-cell>
          <table:table-cell table:number-columns-repeated="3"/>
          <table:table-cell table:formula="of:=[.A11]+[.B11]+[.C11]+[.D11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Ограничения</text:p>
          </table:table-cell>
          <table:table-cell office:value-type="string" calcext:value-type="string">
            <text:p>Значение</text:p>
          </table:table-cell>
          <table:table-cell table:number-columns-repeated="3"/>
        </table:table-row>
        <table:table-row table:style-name="ro1">
          <table:table-cell table:formula="of:=[.A1]*[.A$11]+[.B1]*[.B$11]+[.C1]*[.C$11]+[.D1]*[.D$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2]*[.A$11]+[.B2]*[.B$11]+[.C2]*[.C$11]+[.D2]*[.D$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3]*[.A$11]+[.B3]*[.B$11]+[.C3]*[.C$11]+[.D3]*[.D$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4]*[.A$11]+[.B4]*[.B$11]+[.C4]*[.C$11]+[.D4]*[.D$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Лист2" table:style-name="ta1">
        <table:table-column table:style-name="co1" table:number-columns-repeated="4" table:default-cell-style-name="Default"/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formula="of:=MIN([.A1:.C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formula="of:=MIN([.A2:.C2])" office:value-type="float" office:value="7" calcext:value-type="float">
            <text:p>7</text:p>
          </table:table-cell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formula="of:=MIN([.A3:.C3])" office:value-type="float" office:value="0" calcext:value-type="float">
            <text:p>0</text:p>
          </table:table-cell>
        </table:table-row>
        <table:table-row table:style-name="ro1">
          <table:table-cell table:formula="of:=MAX([.A1:.A3])" office:value-type="float" office:value="10" calcext:value-type="float">
            <text:p>10</text:p>
          </table:table-cell>
          <table:table-cell table:formula="of:=MAX([.B1:.B3])" office:value-type="float" office:value="11" calcext:value-type="float">
            <text:p>11</text:p>
          </table:table-cell>
          <table:table-cell table:formula="of:=MAX([.C1:.C3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maxmin</text:p>
          </table:table-cell>
          <table:table-cell table:formula="of:=MAX([.D1:.D3])" office:value-type="float" office:value="7" calcext:value-type="float">
            <text:p>7</text:p>
          </table:table-cell>
          <table:table-cell office:value-type="string" calcext:value-type="string">
            <text:p>Нижняя цена игры</text:p>
          </table:table-cell>
          <table:table-cell/>
        </table:table-row>
        <table:table-row table:style-name="ro1">
          <table:table-cell table:style-name="ce3" office:value-type="string" calcext:value-type="string">
            <text:p>minmax</text:p>
          </table:table-cell>
          <table:table-cell table:formula="of:=MIN([.A4:.C4])" office:value-type="float" office:value="8" calcext:value-type="float">
            <text:p>8</text:p>
          </table:table-cell>
          <table:table-cell office:value-type="string" calcext:value-type="string">
            <text:p>Верхняя цена игры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еременны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25" calcext:value-type="float">
            <text:p>0,125</text:p>
          </table:table-cell>
          <table:table-cell/>
        </table:table-row>
        <table:table-row table:style-name="ro1">
          <table:table-cell office:value-type="string" calcext:value-type="string">
            <text:p>Функция цели</text:p>
          </table:table-cell>
          <table:table-cell table:number-columns-repeated="2"/>
          <table:table-cell table:formula="of:=[.A11]+[.B11]+[.C11]" office:value-type="float" office:value="0.125" calcext:value-type="float">
            <text:p>0,1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Ограничения</text:p>
          </table:table-cell>
          <table:table-cell office:value-type="string" calcext:value-type="string">
            <text:p>Значение</text:p>
          </table:table-cell>
          <table:table-cell table:number-columns-repeated="2"/>
        </table:table-row>
        <table:table-row table:style-name="ro1">
          <table:table-cell table:formula="of:=[.A1]*[.A$11]+[.B1]*[.B$11]+[.C1]*[.C$11]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]*[.A$11]+[.B2]*[.B$11]+[.C2]*[.C$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]*[.A$11]+[.B3]*[.B$11]+[.C3]*[.C$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 style:data-style-name="N2" text:time-value="21:09:14.591850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21:37:43.343002680</meta:creation-date>
    <dc:date>2019-01-09T21:54:55.145854047</dc:date>
    <meta:editing-duration>PT3H49M1S</meta:editing-duration>
    <meta:editing-cycles>7</meta:editing-cycles>
    <meta:generator>LibreOffice/6.0.7.3.0$FreeBSD_X86_64 LibreOffice_project/00m0$Build-3</meta:generator>
    <meta:document-statistic meta:table-count="2" meta:cell-count="84" meta:object-count="1"/>
  </office:meta>
</office:document-meta>
</file>